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2604in" table:align="center" style:writing-mode="lr-tb"/>
    </style:style>
    <style:style style:name="Table1.A" style:family="table-column">
      <style:table-column-properties style:column-width="1.9653in"/>
    </style:style>
    <style:style style:name="Table1.B" style:family="table-column">
      <style:table-column-properties style:column-width="2.2951in"/>
    </style:style>
    <style:style style:name="Table1.1" style:family="table-row">
      <style:table-row-properties style:min-row-height="0.159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806in" style:keep-together="true" fo:keep-together="auto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Heading_20_2">
      <style:text-properties fo:font-size="16pt" style:font-size-asian="16pt" style:font-size-complex="16pt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paragraph-properties fo:break-before="page"/>
      <style:text-properties style:font-name="Times New Roman" fo:font-size="16pt" style:font-size-asian="16pt" style:font-size-complex="16pt"/>
    </style:style>
    <style:style style:name="P10" style:family="paragraph" style:parent-style-name="Heading_20_2">
      <style:paragraph-properties fo:break-before="page"/>
      <style:text-properties fo:font-size="16pt" style:font-size-asian="16pt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style:font-size-asian="16pt" style:font-name-complex="Times New Roman" style:font-size-complex="16pt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6pt" style:font-size-asian="16pt" style:font-name-complex="Times New Roman" style:font-size-complex="16pt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GAM 399 Treasure Map – Walls (Working Title)</text:h>
      <text:p text:style-name="P2"/>
      <text:p text:style-name="P3">Logo placeholder</text:p>
      <text:p text:style-name="P2"/>
      <text:h text:style-name="P9" text:outline-level="2">Overview</text:h>
      <text:h text:style-name="Heading_20_3" text:outline-level="3"><text:span text:style-name="T1">Logline</text:span></text:h>
      <text:p text:style-name="Text_20_body"><text:span text:style-name="T1">Placeholder</text:span></text:p>
      <text:h text:style-name="Heading_20_3" text:outline-level="3"><text:span text:style-name="T1">Game Vision</text:span></text:h>
      <text:p text:style-name="Text_20_body"><text:span text:style-name="T1">Placeholder</text:span></text:p>
      <text:list xml:id="list2741210163316292416" text:style-name="L1">
        <text:list-item>
          <text:p text:style-name="P4"><text:span text:style-name="T1">What is the big idea?</text:span></text:p>
          <text:list>
            <text:list-item>
              <text:p text:style-name="P4"><text:span text:style-name="T1">Placeholder</text:span></text:p>
            </text:list-item>
          </text:list>
        </text:list-item>
        <text:list-item>
          <text:p text:style-name="P4"><text:span text:style-name="T1">What is the gameplay?</text:span></text:p>
          <text:list>
            <text:list-item>
              <text:p text:style-name="P4"><text:span text:style-name="T1">Placeholder</text:span></text:p>
            </text:list-item>
          </text:list>
        </text:list-item>
        <text:list-item>
          <text:p text:style-name="P4"><text:span text:style-name="T1">How does combat work?</text:span></text:p>
          <text:list>
            <text:list-item>
              <text:p text:style-name="P4"><text:span text:style-name="T1">Placeholder</text:span></text:p>
            </text:list-item>
          </text:list>
        </text:list-item>
        <text:list-item>
          <text:p text:style-name="P4"><text:span text:style-name="T1">What are the physical challenges?</text:span></text:p>
          <text:list>
            <text:list-item>
              <text:p text:style-name="P4"><text:span text:style-name="T1">Placeholder</text:span></text:p>
            </text:list-item>
          </text:list>
        </text:list-item>
        <text:list-item>
          <text:p text:style-name="P4"><text:span text:style-name="T1">How does story tie in with gameplay?</text:span></text:p>
          <text:list>
            <text:list-item>
              <text:p text:style-name="P4"><text:span text:style-name="T1">placeholder</text:span></text:p>
            </text:list-item>
          </text:list>
        </text:list-item>
        <text:list-item>
          <text:p text:style-name="P4"><text:span text:style-name="T1">Who is making the game?</text:span></text:p>
          <text:list>
            <text:list-item>
              <text:p text:style-name="P4"><text:span text:style-name="T1">placeholder</text:span></text:p>
            </text:list-item>
          </text:list>
        </text:list-item>
        <text:list-item>
          <text:p text:style-name="P4"><text:span text:style-name="T1">What is the busines model?</text:span></text:p>
          <text:list>
            <text:list-item>
              <text:p text:style-name="P4"><text:span text:style-name="T1">Placeholder</text:span></text:p>
            </text:list-item>
          </text:list>
        </text:list-item>
      </text:list>
      <text:h text:style-name="Heading_20_3" text:outline-level="3"><text:span text:style-name="T1">Game Audience</text:span></text:h>
      <text:p text:style-name="Text_20_body"><text:span text:style-name="T1">Placeholder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udience: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Genre: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Platform: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Property: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>Expected Rating:</text:p>
          </table:table-cell>
          <table:table-cell table:style-name="Table1.B1" office:value-type="string">
            <text:p text:style-name="Standard"/>
          </table:table-cell>
        </table:table-row>
      </table:table>
      <text:h text:style-name="P7" text:outline-level="2"/>
      <text:h text:style-name="P10" text:outline-level="2"><text:span text:style-name="T3">Game Design</text:span></text:h>
      <text:h text:style-name="Heading_20_3" text:outline-level="3"><text:span text:style-name="T6">Gameplay Overview</text:span></text:h>
      <text:p text:style-name="P1"><text:span text:style-name="T3">Placeholder</text:span></text:p>
      <text:h text:style-name="Heading_20_3" text:outline-level="3"><text:span text:style-name="T3">Story Summary</text:span></text:h>
      <text:p text:style-name="Text_20_body"><text:span text:style-name="T3">Placeholder</text:span></text:p>
      <text:h text:style-name="Heading_20_3" text:outline-level="3"><text:span text:style-name="T3">Game Scope</text:span></text:h>
      <text:p text:style-name="Text_20_body"><text:span text:style-name="T3">Placeholder</text:span></text:p>
      <text:h text:style-name="Heading_20_3" text:outline-level="3"><text:span text:style-name="T3">Core Mechanics</text:span></text:h>
      <text:p text:style-name="Text_20_body"><text:span text:style-name="T3">Placeholder</text:span></text:p>
      <text:list xml:id="list970987102146138985" text:style-name="L2">
        <text:list-item>
          <text:p text:style-name="P5"><text:span text:style-name="T3">Main Play</text:span></text:p>
        </text:list-item>
        <text:list-item>
          <text:p text:style-name="P5"><text:span text:style-name="T3">Combat</text:span></text:p>
        </text:list-item>
        <text:list-item>
          <text:p text:style-name="P5"><text:span text:style-name="T3">Conrtols</text:span></text:p>
        </text:list-item>
        <text:list-item>
          <text:p text:style-name="P5"><text:span text:style-name="T3">MORE PLACEHOLDERs</text:span></text:p>
        </text:list-item>
      </text:list>
      <text:p text:style-name="Text_20_body"><text:span text:style-name="T3"/></text:p>
      <text:h text:style-name="P10" text:outline-level="2"><text:span text:style-name="T3">Community...?</text:span></text:h>
      <text:p text:style-name="Text_20_body"><text:span text:style-name="T2"/></text:p>
      <text:h text:style-name="P8" text:outline-level="2"><text:span text:style-name="T2">Art Style</text:span></text:h>
      <text:p text:style-name="Text_20_body"><text:span text:style-name="T2">Placeholder</text:span></text:p>
      <text:p text:style-name="Text_20_body"><text:span text:style-name="T2"/></text:p>
      <text:h text:style-name="P8" text:outline-level="2"><text:span text:style-name="T2">Audio Design</text:span></text:h>
      <text:p text:style-name="P1"><text:span text:style-name="T3">Placeholder</text:span></text:p>
      <text:h text:style-name="Heading_20_3" text:outline-level="3"><text:span text:style-name="T3">Music</text:span></text:h>
      <text:p text:style-name="Text_20_body"><text:span text:style-name="T3">Placeholder</text:span></text:p>
      <text:h text:style-name="Heading_20_3" text:outline-level="3"><text:span text:style-name="T3">Sound Effects</text:span></text:h>
      <text:p text:style-name="Text_20_body"><text:span text:style-name="T3">Placeholder</text:span></text:p>
      <text:p text:style-name="Text_20_body"><text:span text:style-name="T3"/></text:p>
      <text:h text:style-name="P10" text:outline-level="2"><text:span text:style-name="T3">Technology</text:span></text:h>
      <text:h text:style-name="Heading_20_3" text:outline-level="3"><text:span text:style-name="T3">Core Relevance and Competencies:</text:span></text:h>
      <text:p text:style-name="Text_20_body"><text:span text:style-name="T3">placeholder</text:span></text:p>
      <text:h text:style-name="Heading_20_3" text:outline-level="3"><text:span text:style-name="T6">Technology Scope:</text:span></text:h>
      <text:p text:style-name="Text_20_body"><text:span text:style-name="T6">placeholder</text:span></text:p>
      <text:h text:style-name="Heading_20_3" text:outline-level="3"><text:span text:style-name="T6">Technology Stretch Goals and Vision:</text:span></text:h>
      <text:p text:style-name="Text_20_body"><text:span text:style-name="T6">Placeholder</text:span></text:p>
      <text:p text:style-name="Text_20_body"><text:span text:style-name="T6"/></text:p>
      <text:h text:style-name="P10" text:outline-level="2"><text:span text:style-name="T3">Theme</text:span></text:h>
      <text:h text:style-name="Heading_20_3" text:outline-level="3"><text:span text:style-name="T3">Story</text:span></text:h>
      <text:p text:style-name="Text_20_body"><text:span text:style-name="T3">Placeholder</text:span></text:p>
      <text:h text:style-name="Heading_20_3" text:outline-level="3"><text:span text:style-name="T3">Characters</text:span></text:h>
      <text:p text:style-name="Text_20_body"><text:span text:style-name="T3">placeholder</text:span></text:p>
      <text:h text:style-name="Heading_20_3" text:outline-level="3"><text:span text:style-name="T3">Setting</text:span></text:h>
      <text:p text:style-name="Text_20_body"><text:span text:style-name="T3">placeholder</text:span></text:p>
      <text:h text:style-name="Heading_20_3" text:outline-level="3"><text:span text:style-name="T3">Integrated Gameplay</text:span></text:h>
      <text:p text:style-name="Text_20_body"><text:span text:style-name="T3">Placeholder</text:span></text:p>
      <text:p text:style-name="Text_20_body"><text:span text:style-name="T3"/></text:p>
      <text:h text:style-name="P10" text:outline-level="2"><text:span text:style-name="T3">Closing Summary</text:span></text:h>
      <text:h text:style-name="Heading_20_3" text:outline-level="3"><text:span text:style-name="T3">Goals</text:span></text:h>
      <text:p text:style-name="Text_20_body"><text:span text:style-name="T3">placeholder</text:span></text:p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margin-top="0in" fo:margin-bottom="0.2083in"/>
      <style:text-properties fo:color="#17365d" style:font-name="Cambria" fo:font-size="16pt" fo:letter-spacing="0.0035in" style:letter-kerning="true" style:font-size-asian="16pt" style:font-name-complex="Cambria" style:font-size-complex="2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th Williams</meta:initial-creator>
    <meta:creation-date>2014-12-01T18:28:19.43</meta:creation-date>
    <meta:generator>OpenOffice/4.1.0$Win32 OpenOffice.org_project/410m18$Build-9764</meta:generator>
    <meta:document-statistic meta:table-count="1" meta:image-count="0" meta:object-count="0" meta:page-count="9" meta:paragraph-count="69" meta:word-count="146" meta:character-count="955"/>
    <dc:date>2014-12-01T20:50:35.89</dc:date>
    <dc:creator>Ruth Williams</dc:creator>
    <meta:editing-duration>PT2H22M16S</meta:editing-duration>
    <meta:editing-cycles>1</meta:editing-cycles>
  </office:meta>
</office:document-meta>
</file>